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weight="normal" fo:background-color="transparent" style:font-weight-asian="normal" style:font-weight-complex="normal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Heading_20_1">
      <style:text-properties fo:background-color="transparent"/>
    </style:style>
    <style:style style:name="P5" style:family="paragraph" style:parent-style-name="Heading_20_2">
      <style:text-properties fo:background-color="transparent"/>
    </style:style>
    <style:style style:name="P6" style:family="paragraph" style:parent-style-name="Standard">
      <style:text-properties fo:font-weight="bold" fo:background-color="transparent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8" style:family="paragraph" style:parent-style-name="Standard" style:list-style-name="L1">
      <style:text-properties fo:font-weight="bold" fo:background-color="transparent" style:font-weight-asian="bold" style:font-weight-complex="bold"/>
    </style:style>
    <style:style style:name="P9" style:family="paragraph" style:parent-style-name="Standard">
      <style:text-properties fo:font-weight="normal" fo:background-color="transparent" style:font-weight-asian="normal" style:font-weight-complex="normal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 style:list-style-name="L2">
      <style:text-properties fo:background-color="transparent"/>
    </style:style>
    <style:style style:name="P12" style:family="paragraph" style:parent-style-name="Standard" style:list-style-name="L3">
      <style:text-properties fo:background-color="transparent"/>
    </style:style>
    <style:style style:name="P13" style:family="paragraph" style:parent-style-name="Standard" style:list-style-name="L4">
      <style:text-properties fo:background-color="transparent"/>
    </style:style>
    <style:style style:name="P14" style:family="paragraph" style:parent-style-name="Standard" style:list-style-name="L1">
      <style:text-properties fo:background-color="transparent"/>
    </style:style>
    <style:style style:name="P15" style:family="paragraph" style:parent-style-name="Standard" style:list-style-name="L5">
      <style:text-properties fo:background-color="transparent"/>
    </style:style>
    <style:style style:name="P16" style:family="paragraph" style:parent-style-name="Standard">
      <style:text-properties fo:font-style="italic" fo:background-color="transparent" style:font-style-asian="italic" style:font-style-complex="italic"/>
    </style:style>
    <style:style style:name="P17" style:family="paragraph" style:parent-style-name="Standard" style:list-style-name="L5">
      <style:paragraph-properties fo:margin-left="0cm" fo:margin-right="0cm" fo:text-indent="-0.635cm" style:auto-text-indent="false"/>
      <style:text-properties fo:background-color="transparent"/>
    </style:style>
    <style:style style:name="P18" style:family="paragraph" style:parent-style-name="Heading_20_3"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background-color="transparent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dade Federal do Paraná<text:line-break/>Departamento de Informática - Bacharelado em Ciência da Computação<text:line-break/>Prof. Elias P. Duarte Jr.</text:p>
      <text:p text:style-name="P7"/>
      <text:p text:style-name="P7">Trabalho Prático de Redes de Computadores II - Turma 2010/1</text:p>
      <text:p text:style-name="P7">Calculadora Remota Tolerante a Falhas</text:p>
      <text:p text:style-name="P7"/>
      <text:p text:style-name="P7">Diego Giovane Pasqualin – GRR20060983</text:p>
      <text:p text:style-name="P7">Daniel Kossmann Ferraz - GRR20064459</text:p>
      <text:h text:style-name="P4" text:outline-level="1"><text:span text:style-name="T2">1. Arquivos</text:span></text:h>
      <text:h text:style-name="P5" text:outline-level="2">1.1 Arquivos de configuração</text:h>
      <text:p text:style-name="P1">- serverlist.txt</text:p>
      <text:p text:style-name="P3">Contém a lista dos servidores multicast utilizados, no formato:</text:p>
      <text:p text:style-name="P3">[# Comentário]</text:p>
      <text:p text:style-name="P16">&lt;ID&gt; &lt;HOSTNAME&gt; &lt;PORT&gt;</text:p>
      <text:p text:style-name="P1">- mcast.conf</text:p>
      <text:p text:style-name="P3">Contém as configurações utilizadas no multicast.<text:line-break/></text:p>
      <text:h text:style-name="P5" text:outline-level="2">1.2 Arquivos principais</text:h>
      <text:list xml:id="list1721746954" text:style-name="L2">
        <text:list-item>
          <text:p text:style-name="P11"><text:span text:style-name="T2">client.py<text:line-break/></text:span>Arquivo para executar o cliente.<text:line-break/>Uso: <text:span text:style-name="T4">$ ./client.py<text:line-break/></text:span><text:span text:style-name="T5">Formato das expressões aritméticas aceitas, em expressão regular: ^[0-9\.()\+\-\/\*]*$<text:line-break/>Ex: 4+5; 5/0<text:line-break/>O servidor detecta erro de sintaxe e divisão por zero e retorna mensagem apropriada ao cliente.</text:span></text:p>
        </text:list-item>
      </text:list>
      <text:list xml:id="list1679546267" text:style-name="L3">
        <text:list-item>
          <text:p text:style-name="P12"><text:span text:style-name="T2">server.py<text:line-break/></text:span>Arquivo que inicia um servidor.<text:line-break/>Uso: <text:span text:style-name="T4">$ ./server.py ID_DO_SERVIDOR serverlist.txt<text:line-break/></text:span><text:span text:style-name="T5">O arquivo serverlist.txt deve possuir um servidor listado com o id ID_DO_SERVIDOR e hostname igual ao hostname do servidor que está sendo lançado.</text:span></text:p>
        </text:list-item>
        <text:list-item>
          <text:p text:style-name="P12"><text:span text:style-name="T2">mcast.py<text:line-break/></text:span>API para a utilização do multicast.</text:p>
        </text:list-item>
      </text:list>
      <text:list xml:id="list1961316024" text:style-name="L4">
        <text:list-item>
          <text:p text:style-name="P13"><text:span text:style-name="T2">mcastservice.py<text:line-break/></text:span>API para criação de um serviço de troca de mensagens multicast/UDP. Nesse contexto um servidor é o que recebe uma mensagem via multicast e retorna uma resposta direta via UDP, ao passo que cliente envia uma mensagem multicast e aguarda uma resposta em um canal UDP único.</text:p>
        </text:list-item>
        <text:list-item>
          <text:p text:style-name="P13"><text:span text:style-name="T2">udp.py</text:span><text:line-break/>API para o uso do protocolo UDP.</text:p>
        </text:list-item>
        <text:list-item>
          <text:p text:style-name="P13"><text:span text:style-name="T2">misc.py<text:line-break/></text:span><text:span text:style-name="T6">Classes e métodos gerais, que não se enquadravam nos outros arquivos, como: leitura do arquivo de configuração, temporizador (executa um método de acordo com um determinado intervalo de tempo), classe que define um servidor e uma requisição, entre outros. </text:span></text:p>
        </text:list-item>
      </text:list>
      <text:h text:style-name="P18" text:outline-level="3">1.3 <text:span text:style-name="T2">Arquivos de log</text:span></text:h>
      <text:list xml:id="list774471095" text:style-name="L1">
        <text:list-item>
          <text:p text:style-name="P8">mcast.log<text:line-break/><text:soft-page-break/><text:span text:style-name="T6">Mensagens gerais do programa, geradas em qualquer classe por qualquer servidor/cliente.</text:span></text:p>
        </text:list-item>
        <text:list-item>
          <text:p text:style-name="P14"><text:span text:style-name="T2">serverX.log (X sendo o ID do servidor)<text:line-break/></text:span>Contém o debug de todos os eventos recebidos e enviados pelo servidor em específico.</text:p>
          <text:p text:style-name="P8"/>
          <text:p text:style-name="P8"><text:s/></text:p>
        </text:list-item>
      </text:list>
      <text:h text:style-name="P4" text:outline-level="1">2. Funcionamento Geral</text:h>
      <text:h text:style-name="P5" text:outline-level="2">2.1 Comentários sobre o desenvolvimento</text:h>
      <text:p text:style-name="P2">O programa foi todo desenvolvido em Python.</text:p>
      <text:p text:style-name="P3">Cada requisição é tratada em uma thread diferente, assim como todo o controle de tempos para os timeouts.</text:p>
      <text:p text:style-name="P3">Por algum motivo que não conseguimos descobrir, o programa só funcionou em algumas das servidoras do DINF, fato que também ocorreu com outras equipes.</text:p>
      <text:h text:style-name="P5" text:outline-level="2">2.2 Método de eleição do servidor para resposta</text:h>
      <text:p text:style-name="P3">É escolhido sempre o servidor com o menor ID para enviar a resposta ao cliente.</text:p>
      <text:p text:style-name="P3">Quando os servidores recebem uma requisição do cliente, cada um deles a adiciona em sua lista de requisições e também verificam se, dentro da lista de servidores ativos se ele próprio é o de menor ID. Caso positivo ele envia a resposta ao cliente e notifica os outros servidores que a resposta foi enviada. Se não, espera receber uma confirmação de envio de resposta por outro servidor, até dar o tempo de timeout. Caso seja detectado que o servidor previamente selecionado para responder a requisição falhe, a eleição é refeita e o ciclo se repete até algum servidor enviar uma resposta ou dar timeout no cliente. Desta maneira é prevenido erros por um “efeito cascata”, onde um servidor vai se tornando inativo atrás do outro.</text:p>
      <text:h text:style-name="P5" text:outline-level="2">2.3 <text:span text:style-name="T2">Métodos de controle interno</text:span></text:h>
      <text:p text:style-name="P3">Ao todo são utilizados 4 timeouts no sistema:</text:p>
      <text:list xml:id="list1449803976" text:style-name="L5">
        <text:list-item>
          <text:p text:style-name="P15"><text:span text:style-name="T2">tout_heartbeat</text:span><text:line-break/>O heartbeat do servidor é enviado de acordo com um intervalo pré-definido.<text:line-break/>Seu valor padrão é definido como: <text:s/>2 segundos<text:line-break/>Localizado em: server.py</text:p>
        </text:list-item>
        <text:list-item>
          <text:p text:style-name="P15"><text:span text:style-name="T2">tout_dead</text:span><text:line-break/>Se um servidor qualquer não enviar um heartbeat nesse intervalo de tempo , ele é marcado como "morto".<text:line-break/>Seu valor é definido como: 2*tout_heartbeat<text:line-break/>Localizado em: server.py</text:p>
        </text:list-item>
        <text:list-item>
          <text:p text:style-name="P15"><text:span text:style-name="T2">tout_retrans</text:span><text:line-break/>Timeout para verificar se uma requisição foi de fato enviada e decidir quem será o novo servidor a tentar enviá-la.<text:line-break/>Seu valor é definido como: tout_dead+1<text:line-break/>Localizado em: server.py</text:p>
        </text:list-item>
        <text:list-item>
          <text:p text:style-name="P15"><text:span text:style-name="T2">udp_client_timeout</text:span><text:line-break/>Este timeout define quanto tempo um cliente aguarda até assumir que não irá obter resposta de sua requisição.<text:line-break/>Seu valor é definido como: 10.0 segundos<text:line-break/>Localizado em: udp.py<text:line-break/></text:p>
          <text:p text:style-name="P17">Quando o usuário envia o sinal de [Ctrl+c] para finalizar (desconectar/matar) um servidor, o mesmo envia uma mensagem de saída à todos os outros servidores, para que eles fiquem sabendo da sua <text:soft-page-break/>retirada. Caso um servidor for terminado de uma outra maneira, por um kill por exemplo, os outros ficarão sabendo da sua saída apenas quando o tempo de timeout da atualização da lista de servidores ativos estourar e for verificado que tal servidor não enviou seu heartbeat, sendo assim considerado como “morto”.<text:line-break/>O envio de sinal da saída de um servidor foi implementado para que os outros servidores não precisassem esperar chegar o heartbeat para saberem da “morte” do mesmo, tornando assim esse o processo um pouco mais rápido.<text:line-break/></text:p>
        </text:list-item>
      </text:list>
      <text:h text:style-name="P5" text:outline-level="2">2.4 <text:span text:style-name="T2">Comunicação entre os processos</text:span></text:h>
      <text:p text:style-name="P3">Para fazer a comunicação entre os servidores e o cliente um formato específico de <text:span text:style-name="T5">mensagens foi utilizado, com qualquer mensagem fora desse formato são descartada, para que não existam interferências durante a execução do sistema.</text:span><text:line-break/><text:line-break/>O cliente comunica-se com os servidores via multicast, e os servidores entre si via multicast também. Mas o servidor envia a resposta para o cliente utilizando udp.</text:p>
      <text:p text:style-name="P3"/>
      <text:h text:style-name="P5" text:outline-level="2"><text:span text:style-name="T2">2.5 Logs</text:span></text:h>
      <text:p text:style-name="P3">Todas as mensagens de debug são armazenadas em arquivos de logs para uma possível análise do comportamento do sistema caso ele apresente um funcionamento não esperado.<text:line-break/>Cada servidor possui seu próprio .log.</text:p>
      <text:p text:style-name="P3"/>
      <text:h text:style-name="P4" text:outline-level="1">3. Exemplo de funcionamento do programa</text:h>
      <text:p text:style-name="P2">Executando os servidores: 1,2 e 4 e um cliente.</text:p>
      <text:p text:style-name="P1"/>
      <text:p text:style-name="P1">serverlist.txt</text:p>
      <text:p text:style-name="P2"># lista com os servidores multicast</text:p>
      <text:p text:style-name="P2"># ID HOSTNAME PORT [COMMENT]</text:p>
      <text:p text:style-name="P2"></text:p>
      <text:p text:style-name="P2">1 macalan.c3sl.ufpr.br 50000</text:p>
      <text:p text:style-name="P2">2 cohiba.c3sl.ufpr.br 50000</text:p>
      <text:p text:style-name="P2">3 caporal.c3sl.ufpr.br 50000</text:p>
      <text:p text:style-name="P2">4 salinas.c3sl.ufpr.br 50000</text:p>
      <text:p text:style-name="P1"/>
      <text:p text:style-name="P1">Cliente</text:p>
      <text:p text:style-name="P2">$ ./client.py </text:p>
      <text:p text:style-name="P2">ctrl+c para sair. </text:p>
      <text:p text:style-name="P2">&gt; 40,5+4 </text:p>
      <text:p text:style-name="P2">Server1 (50000, 'macalan.c3sl.ufpr.br'): 44,5 </text:p>
      <text:p text:style-name="P2">… <text:span text:style-name="T4">(todos os servidores foram retirados de execução)</text:span></text:p>
      <text:p text:style-name="P2">&gt; 40.5/8 </text:p>
      <text:p text:style-name="P3"><text:span text:style-name="T6">Sem resposta (timeout estourou)<text:line-break/><text:line-break/></text:span><text:span text:style-name="T2">Servidor 1</text:span></text:p>
      <text:p text:style-name="P2">$ ./server.py 1 serverlist.txt</text:p>
      <text:p text:style-name="P2">May 30 105237 2010: Server-1 Iniciando... </text:p>
      <text:p text:style-name="P2">May 30 105237 2010: Server-1 MissingHeartBeat:2 </text:p>
      <text:p text:style-name="P2">May 30 105237 2010: Server-1 MissingHeartBeat:3 </text:p>
      <text:p text:style-name="P2">May 30 105237 2010: Server-1 MissingHeartBeat:4 </text:p>
      <text:p text:style-name="P2"><text:soft-page-break/>May 30 105237 2010: Server-1 HeartBeatReceived:2 </text:p>
      <text:p text:style-name="P2">May 30 105238 2010: Server-1 HeartBeatReceived:4 </text:p>
      <text:p text:style-name="P2">…</text:p>
      <text:p text:style-name="P2">May 30 105237 2010: Server-1 MissingHeartBeat:3 </text:p>
      <text:p text:style-name="P2">…</text:p>
      <text:p text:style-name="P2">May 30 105242 2010: Server-1 Request:200.17.202.50:50000:40.5+4 </text:p>
      <text:p text:style-name="P2">May 30 105242 2010: Server-1 Respondendo 200.17.202.50:50000:40.5+4 = Server1 (50000, 'macalan.c3sl.ufpr.br'): 44.5 </text:p>
      <text:p text:style-name="P2">May 30 105242 2010: Server-1 Respondi 200.17.202.50:50000:40.5+4 </text:p>
      <text:p text:style-name="P2">…</text:p>
      <text:p text:style-name="P2"/>
      <text:p text:style-name="P1">Servidor 2</text:p>
      <text:p text:style-name="P2">$ ./server.py 2 serverlist.txt</text:p>
      <text:p text:style-name="P2">May 30 105237 2010: Server-2 Iniciando... </text:p>
      <text:p text:style-name="P2">May 30 105237 2010: Server-2 MissingHeartBeat:1 </text:p>
      <text:p text:style-name="P2">May 30 105237 2010: Server-2 MissingHeartBeat:3 </text:p>
      <text:p text:style-name="P2">May 30 105237 2010: Server-2 MissingHeartBeat:4 </text:p>
      <text:p text:style-name="P2">May 30 105238 2010: Server-2 HeartBeatReceived:4 </text:p>
      <text:p text:style-name="P2">May 30 105239 2010: Server-2 HeartBeatReceived:1 </text:p>
      <text:p text:style-name="P2">…</text:p>
      <text:p text:style-name="P2">May 30 105241 2010: Server-2 MissingHeartBeat:3 </text:p>
      <text:p text:style-name="P2">…</text:p>
      <text:p text:style-name="P2">May 30 105242 2010: Server-2 Request:200.17.202.50:50000:40.5+4 </text:p>
      <text:p text:style-name="P2">May 30 105242 2010: Server-2 Server-1 respondera 200.17.202.50:50000:40.5+4 </text:p>
      <text:p text:style-name="P2">May 30 105242 2010: Server-2 Servidor 1 Respondeu 200.17.202.50:50000:40.5+4 </text:p>
      <text:p text:style-name="P2">…</text:p>
      <text:p text:style-name="P2">May 30 105933 2010: Server-2 Servidor 4 desconectou </text:p>
      <text:p text:style-name="P2">May 30 105933 2010: Server-2 MissingHeartBeat:4 </text:p>
      <text:p text:style-name="P2">May 30 105933 2010: Server-2 Saindo </text:p>
      <text:p text:style-name="P2">May 30 105933 2010: Server-2 Morto </text:p>
      <text:p text:style-name="P2"/>
      <text:p text:style-name="P3"><text:span text:style-name="T2">Servidor 4</text:span><text:span text:style-name="T6"><text:line-break/>$ ./server.py 4 serverlist.txt</text:span></text:p>
      <text:p text:style-name="P3"><text:span text:style-name="T6">May 30 105239 2010: Server-4 Iniciando... </text:span></text:p>
      <text:p text:style-name="P2">May 30 105239 2010: Server-4 MissingHeartBeat:1 </text:p>
      <text:p text:style-name="P2">May 30 105239 2010: Server-4 MissingHeartBeat:2 </text:p>
      <text:p text:style-name="P2">May 30 105239 2010: Server-4 MissingHeartBeat:3 </text:p>
      <text:p text:style-name="P2">May 30 105239 2010: Server-4 HeartBeatReceived:1 </text:p>
      <text:p text:style-name="P2">May 30 105240 2010: Server-4 HeartBeatReceived:2 </text:p>
      <text:p text:style-name="P2">…</text:p>
      <text:p text:style-name="P2">May 30 105239 2010: Server-4 MissingHeartBeat:3 </text:p>
      <text:p text:style-name="P2">...</text:p>
      <text:p text:style-name="P2">May 30 105243 2010: Server-4 Request:200.17.202.50:50000:40.5+4 </text:p>
      <text:p text:style-name="P2">May 30 105243 2010: Server-4 Server-1 respondera 200.17.202.50:50000:40.5+4 </text:p>
      <text:p text:style-name="P2">May 30 105243 2010: Server-4 Servidor 1 Respondeu 200.17.202.50:50000:40.5+4</text:p>
      <text:p text:style-name="P3">…</text:p>
      <text:p text:style-name="P3">May 30 105933 2010: Server-4 Saindo </text:p>
      <text:p text:style-name="P3">May 30 105933 2010: Server-4 Morto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ssmann </meta:initial-creator>
    <meta:creation-date>2010-05-29T10:14:11</meta:creation-date>
    <dc:date>2010-05-31T11:08:24</dc:date>
    <dc:creator>kossmann </dc:creator>
    <meta:editing-duration>PT04H20M14S</meta:editing-duration>
    <meta:editing-cycles>37</meta:editing-cycles>
    <meta:generator>BrOffice.org/3.2$Linux OpenOffice.org_project/320m12$Build-9483</meta:generator>
    <meta:document-statistic meta:table-count="0" meta:image-count="0" meta:object-count="0" meta:page-count="4" meta:paragraph-count="110" meta:word-count="1181" meta:character-count="7809"/>
  </office:meta>
</office:document-meta>
</file>